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fo:background-color="transparent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background-color="transparent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ction 7 – Eloquent</text:p>
      <text:p text:style-name="Subtitle">29 – Basic Eloquent Relationships</text:p>
      <text:p text:style-name="Text_20_body">Basic relationships:</text:p>
      <text:p text:style-name="Text_20_body">hasMany 1 – n</text:p>
      <text:p text:style-name="Text_20_body">hasOne 1 – 1</text:p>
      <text:p text:style-name="Text_20_body">belongsTo 1 – n</text:p>
      <text:p text:style-name="Text_20_body">belongToMany n – m</text:p>
      <text:p text:style-name="Text_20_body"/>
      <text:p text:style-name="Text_20_body">Declare a relationship: <text:span text:style-name="T4">@29 #relationship</text:span></text:p>
      <text:p text:style-name="Text_20_body">Use the relationship: $user→articles // Note, no paranthesis here</text:p>
      <text:p text:style-name="Text_20_body"/>
      <text:p text:style-name="Subtitle">30 – Understanding foreign keys and Database factories</text:p>
      <text:p text:style-name="P1">Factories</text:p>
      <text:p text:style-name="Text_20_body">Create a factory: php artisan make:factory ArticleFactory -m “App\Article”</text:p>
      <text:p text:style-name="Text_20_body">An example of a User factory: <text:span text:style-name="T4">@30 #factory</text:span></text:p>
      <text:p text:style-name="Text_20_body">Create a dummy for user in databafse: </text:p>
      <text:p text:style-name="Text_20_body">factory(App\User::class, <text:span text:style-name="T1">number of dummies)→</text:span><text:span text:style-name="T2">create(</text:span><text:span text:style-name="T2">[“title”=&gt;”will be overwritten”]</text:span><text:span text:style-name="T2">)</text:span><text:span text:style-name="T1">;</text:span></text:p>
      <text:p text:style-name="Text_20_body">Generate dummy data from faker: <text:span text:style-name="T4">@30 #factory #faker #testing</text:span></text:p>
      <text:p text:style-name="Text_20_body">$faker→sentence()</text:p>
      <text:p text:style-name="Text_20_body">$faker→factory(\App\User::class) // Will create a User and give the primary key. <text:s/></text:p>
      <text:p text:style-name="Text_20_body"/>
      <text:p text:style-name="P1">Foreign keys</text:p>
      <text:p text:style-name="P3">Add foreign key: <text:span text:style-name="T4">@30 #foreignkey</text:span></text:p>
      <text:p text:style-name="P3"/>
      <text:p text:style-name="Subtitle">31 – Many to many Relationships with linking tables</text:p>
      <text:p text:style-name="P1">Creating linking table <text:span text:style-name="T4">@31 #manytomany</text:span></text:p>
      <text:p text:style-name="Text_20_body">For example in the same migration as one of the relatives, Schema::create …</text:p>
      <text:p text:style-name="Text_20_body">Name the table like “article_tag”. Follow <text:span text:style-name="T3">alphabetic</text:span> order.</text:p>
      <text:p text:style-name="Text_20_body">Add a unique, $table→unique([“article_id”, “tag_id”); → </text:p>
      <text:p text:style-name="Text_20_body"><text:tab/>Defines that the combination of those has to be unique<text:span text:style-name="T10">.</text:span></text:p>
      <text:p text:style-name="P4"><text:soft-page-break/></text:p>
      <text:p text:style-name="P2">Add foreign key <text:span text:style-name="T4">@31 #foreignkey </text:span><text:span text:style-name="T4">#dropforeignkey</text:span></text:p>
      <text:p text:style-name="P4">$table→foreign(“article_id”)→references(“id”)→on(“articles”)-&gt;onDelete(“cascade”);</text:p>
      <text:p text:style-name="P4">$table→foreign(“tag_id”)→references(“id”)→on(“tags”)→onDelete(“cascade”);</text:p>
      <text:p text:style-name="Text_20_body"><text:span text:style-name="T10">r</text:span><text:span text:style-name="T10">ollback:</text:span></text:p>
      <text:p text:style-name="P4">$table→dropForeign(“article_tag_article_id_foreign”);</text:p>
      <text:p text:style-name="P4">$table-&gt;dropForeign(“article_tag_tag_id_foreign”);</text:p>
      <text:p text:style-name="P4"/>
      <text:p text:style-name="P4"/>
      <text:p text:style-name="Text_20_body"><text:span text:style-name="T10">p</text:span><text:span text:style-name="T10">luck: </text:span></text:p>
      <text:p text:style-name="P4">Simplify the output of a query to a specific property</text:p>
      <text:p text:style-name="Text_20_body"><text:span text:style-name="T10">$article→tags→pluck(“name”) // </text:span><text:span text:style-name="T10">Will give only the names of the tags</text:span></text:p>
      <text:p text:style-name="P4"/>
      <text:p text:style-name="P1"><text:span text:style-name="T10">R</text:span><text:span text:style-name="T10">etrieve items</text:span></text:p>
      <text:p text:style-name="P4">A specific one: \App\Article::find(<text:span text:style-name="T1">id</text:span>);</text:p>
      <text:p text:style-name="P4">First: \App\Article::first();</text:p>
      <text:p text:style-name="P4"/>
      <text:p text:style-name="Subtitle">31 – Display all tags under each article</text:p>
      <text:p text:style-name="Text_20_body">Two methods: controller gibt die nötige View wieder zu der Anfrage oder query parameter in der URL.</text:p>
      <text:p text:style-name="Text_20_body">Query Parameter in der URL: @31 #queryurl</text:p>
      <text:p text:style-name="Text_20_body"/>
      <text:p text:style-name="Text_20_body">forelse: @31 #forelse</text:p>
      <text:p text:style-name="Text_20_body">foreach loop mit einem else für den Fall, dass das iterationsobjekt leer ist.</text:p>
      <text:p text:style-name="Text_20_body"/>
      <text:p text:style-name="Subtitle">32 – Attach and Validate Many-to-Many relationships</text:p>
      <text:p text:style-name="Text_20_body">Name of the html-elements will be mirrored in the request!</text:p>
      <text:p text:style-name="Text_20_body">Attach tags to an article: $article→tags()→attach(t<text:span text:style-name="T1">ag </text:span><text:span text:style-name="T1">or array of tags</text:span>); @32 #attach</text:p>
      <text:p text:style-name="P1">validating an array of objects</text:p>
      <text:p text:style-name="P3">In request validation, “tags” =&gt; “exists:tags, id” // Check if the tag with the given id exists in tags table @32 #validation #many #array #tags</text:p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6T22:18:05.597726137</meta:creation-date>
    <meta:generator>OpenOffice/4.1.7$Unix OpenOffice.org_project/417m1$Build-9800</meta:generator>
    <dc:date>2020-07-19T08:25:05</dc:date>
    <meta:editing-duration>P3DT3H16M46S</meta:editing-duration>
    <meta:editing-cycles>36</meta:editing-cycles>
    <meta:document-statistic meta:table-count="0" meta:image-count="0" meta:object-count="0" meta:page-count="3" meta:paragraph-count="48" meta:word-count="306" meta:character-count="2245"/>
  </office:meta>
</office:document-meta>
</file>